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M_before_0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ean1</text:p>
          </table:table-cell>
          <table:table-cell office:value-type="string" calcext:value-type="string">
            <text:p>Mean2</text:p>
          </table:table-cell>
          <table:table-cell office:value-type="string" calcext:value-type="string">
            <text:p>Mean3</text:p>
          </table:table-cell>
          <table:table-cell office:value-type="string" calcext:value-type="string">
            <text:p>Mean4</text:p>
          </table:table-cell>
          <table:table-cell office:value-type="string" calcext:value-type="string">
            <text:p>Mean5</text:p>
          </table:table-cell>
          <table:table-cell office:value-type="string" calcext:value-type="string">
            <text:p>Mean6</text:p>
          </table:table-cell>
          <table:table-cell office:value-type="string" calcext:value-type="string">
            <text:p>Mean7</text:p>
          </table:table-cell>
          <table:table-cell office:value-type="string" calcext:value-type="string">
            <text:p>Mean8</text:p>
          </table:table-cell>
          <table:table-cell office:value-type="string" calcext:value-type="string">
            <text:p>Mean9</text:p>
          </table:table-cell>
          <table:table-cell office:value-type="string" calcext:value-type="string">
            <text:p>Mean10</text:p>
          </table:table-cell>
          <table:table-cell office:value-type="string" calcext:value-type="string">
            <text:p>Mean11</text:p>
          </table:table-cell>
          <table:table-cell office:value-type="string" calcext:value-type="string">
            <text:p>Mean12</text:p>
          </table:table-cell>
          <table:table-cell office:value-type="string" calcext:value-type="string">
            <text:p>Mean13</text:p>
          </table:table-cell>
          <table:table-cell office:value-type="string" calcext:value-type="string">
            <text:p>Mean14</text:p>
          </table:table-cell>
          <table:table-cell office:value-type="string" calcext:value-type="string">
            <text:p>Mean15</text:p>
          </table:table-cell>
          <table:table-cell office:value-type="string" calcext:value-type="string">
            <text:p>Mean16</text:p>
          </table:table-cell>
          <table:table-cell office:value-type="string" calcext:value-type="string">
            <text:p>Mean17</text:p>
          </table:table-cell>
          <table:table-cell office:value-type="string" calcext:value-type="string">
            <text:p>Mean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.19" calcext:value-type="float">
            <text:p>162.19</text:p>
          </table:table-cell>
          <table:table-cell office:value-type="float" office:value="112.143" calcext:value-type="float">
            <text:p>112.143</text:p>
          </table:table-cell>
          <table:table-cell office:value-type="float" office:value="447.315" calcext:value-type="float">
            <text:p>447.315</text:p>
          </table:table-cell>
          <table:table-cell office:value-type="float" office:value="253.724" calcext:value-type="float">
            <text:p>253.724</text:p>
          </table:table-cell>
          <table:table-cell office:value-type="float" office:value="249.766" calcext:value-type="float">
            <text:p>249.766</text:p>
          </table:table-cell>
          <table:table-cell office:value-type="float" office:value="260.202" calcext:value-type="float">
            <text:p>260.202</text:p>
          </table:table-cell>
          <table:table-cell office:value-type="float" office:value="350.384" calcext:value-type="float">
            <text:p>350.384</text:p>
          </table:table-cell>
          <table:table-cell office:value-type="float" office:value="241.875" calcext:value-type="float">
            <text:p>241.875</text:p>
          </table:table-cell>
          <table:table-cell office:value-type="float" office:value="273.15" calcext:value-type="float">
            <text:p>273.15</text:p>
          </table:table-cell>
          <table:table-cell office:value-type="float" office:value="173.481" calcext:value-type="float">
            <text:p>173.481</text:p>
          </table:table-cell>
          <table:table-cell office:value-type="float" office:value="270.635" calcext:value-type="float">
            <text:p>270.635</text:p>
          </table:table-cell>
          <table:table-cell office:value-type="float" office:value="170.844" calcext:value-type="float">
            <text:p>170.844</text:p>
          </table:table-cell>
          <table:table-cell office:value-type="float" office:value="436.454" calcext:value-type="float">
            <text:p>436.454</text:p>
          </table:table-cell>
          <table:table-cell office:value-type="float" office:value="158.887" calcext:value-type="float">
            <text:p>158.887</text:p>
          </table:table-cell>
          <table:table-cell office:value-type="float" office:value="129.459" calcext:value-type="float">
            <text:p>129.459</text:p>
          </table:table-cell>
          <table:table-cell office:value-type="float" office:value="115.556" calcext:value-type="float">
            <text:p>115.556</text:p>
          </table:table-cell>
          <table:table-cell office:value-type="float" office:value="216.488" calcext:value-type="float">
            <text:p>216.488</text:p>
          </table:table-cell>
          <table:table-cell office:value-type="float" office:value="196.717" calcext:value-type="float">
            <text:p>196.717</text:p>
          </table:table-cell>
        </table:table-row>
      </table:table>
      <table:table table:name="Sheet2" table:style-name="ta1">
        <table:table-column table:style-name="co5" table:number-columns-repeated="19" table:default-cell-style-name="Default"/>
        <table:table-row table:style-name="ro1">
          <table:table-cell office:value-type="string" calcext:value-type="string">
            <text:p>membrane</text:p>
          </table:table-cell>
          <table:table-cell office:value-type="float" office:value="112.143" calcext:value-type="float">
            <text:p>112.143</text:p>
          </table:table-cell>
          <table:table-cell office:value-type="float" office:value="253.724" calcext:value-type="float">
            <text:p>253.724</text:p>
          </table:table-cell>
          <table:table-cell office:value-type="float" office:value="260.202" calcext:value-type="float">
            <text:p>260.202</text:p>
          </table:table-cell>
          <table:table-cell office:value-type="float" office:value="241.875" calcext:value-type="float">
            <text:p>241.875</text:p>
          </table:table-cell>
          <table:table-cell office:value-type="float" office:value="173.481" calcext:value-type="float">
            <text:p>173.481</text:p>
          </table:table-cell>
          <table:table-cell office:value-type="float" office:value="170.844" calcext:value-type="float">
            <text:p>170.844</text:p>
          </table:table-cell>
          <table:table-cell office:value-type="float" office:value="158.887" calcext:value-type="float">
            <text:p>158.887</text:p>
          </table:table-cell>
          <table:table-cell office:value-type="float" office:value="115.556" calcext:value-type="float">
            <text:p>115.556</text:p>
          </table:table-cell>
          <table:table-cell office:value-type="float" office:value="196.717" calcext:value-type="float">
            <text:p>196.717</text:p>
          </table:table-cell>
          <table:table-cell office:value-type="float" office:value="54.701" calcext:value-type="float">
            <text:p>54.701</text:p>
          </table:table-cell>
          <table:table-cell office:value-type="float" office:value="87.344" calcext:value-type="float">
            <text:p>87.344</text:p>
          </table:table-cell>
          <table:table-cell office:value-type="float" office:value="70.75" calcext:value-type="float">
            <text:p>70.75</text:p>
          </table:table-cell>
          <table:table-cell office:value-type="float" office:value="52.9" calcext:value-type="float">
            <text:p>52.9</text:p>
          </table:table-cell>
          <table:table-cell office:value-type="float" office:value="38.906" calcext:value-type="float">
            <text:p>38.906</text:p>
          </table:table-cell>
          <table:table-cell office:value-type="float" office:value="41.923" calcext:value-type="float">
            <text:p>41.923</text:p>
          </table:table-cell>
          <table:table-cell office:value-type="float" office:value="79.978" calcext:value-type="float">
            <text:p>79.978</text:p>
          </table:table-cell>
          <table:table-cell office:value-type="float" office:value="94.958" calcext:value-type="float">
            <text:p>94.958</text:p>
          </table:table-cell>
          <table:table-cell office:value-type="float" office:value="27.992" calcext:value-type="float">
            <text:p>27.992</text:p>
          </table:table-cell>
        </table:table-row>
        <table:table-row table:style-name="ro1">
          <table:table-cell office:value-type="string" calcext:value-type="string">
            <text:p>cytoplasm</text:p>
          </table:table-cell>
          <table:table-cell office:value-type="float" office:value="162.19" calcext:value-type="float">
            <text:p>162.19</text:p>
          </table:table-cell>
          <table:table-cell office:value-type="float" office:value="447.315" calcext:value-type="float">
            <text:p>447.315</text:p>
          </table:table-cell>
          <table:table-cell office:value-type="float" office:value="249.766" calcext:value-type="float">
            <text:p>249.766</text:p>
          </table:table-cell>
          <table:table-cell office:value-type="float" office:value="350.384" calcext:value-type="float">
            <text:p>350.384</text:p>
          </table:table-cell>
          <table:table-cell office:value-type="float" office:value="273.15" calcext:value-type="float">
            <text:p>273.15</text:p>
          </table:table-cell>
          <table:table-cell office:value-type="float" office:value="270.635" calcext:value-type="float">
            <text:p>270.635</text:p>
          </table:table-cell>
          <table:table-cell office:value-type="float" office:value="436.454" calcext:value-type="float">
            <text:p>436.454</text:p>
          </table:table-cell>
          <table:table-cell office:value-type="float" office:value="129.459" calcext:value-type="float">
            <text:p>129.459</text:p>
          </table:table-cell>
          <table:table-cell office:value-type="float" office:value="216.488" calcext:value-type="float">
            <text:p>216.488</text:p>
          </table:table-cell>
          <table:table-cell office:value-type="float" office:value="66.877" calcext:value-type="float">
            <text:p>66.877</text:p>
          </table:table-cell>
          <table:table-cell office:value-type="float" office:value="144.031" calcext:value-type="float">
            <text:p>144.031</text:p>
          </table:table-cell>
          <table:table-cell office:value-type="float" office:value="127.908" calcext:value-type="float">
            <text:p>127.908</text:p>
          </table:table-cell>
          <table:table-cell office:value-type="float" office:value="53.914" calcext:value-type="float">
            <text:p>53.914</text:p>
          </table:table-cell>
          <table:table-cell office:value-type="float" office:value="54.783" calcext:value-type="float">
            <text:p>54.783</text:p>
          </table:table-cell>
          <table:table-cell office:value-type="float" office:value="64.111" calcext:value-type="float">
            <text:p>64.111</text:p>
          </table:table-cell>
          <table:table-cell office:value-type="float" office:value="164.215" calcext:value-type="float">
            <text:p>164.215</text:p>
          </table:table-cell>
          <table:table-cell office:value-type="float" office:value="108.593" calcext:value-type="float">
            <text:p>108.593</text:p>
          </table:table-cell>
          <table:table-cell office:value-type="float" office:value="43.807" calcext:value-type="float">
            <text:p>43.807</text:p>
          </table:table-cell>
        </table:table-row>
        <table:table-row table:style-name="ro1">
          <table:table-cell/>
          <table:table-cell table:formula="of:=[.B1]/[.B2]" office:value-type="float" office:value="0.691429804550219" calcext:value-type="float">
            <text:p>0.691429804550219</text:p>
          </table:table-cell>
          <table:table-cell table:formula="of:=[.C1]/[.C2]" office:value-type="float" office:value="0.567215496909337" calcext:value-type="float">
            <text:p>0.567215496909337</text:p>
          </table:table-cell>
          <table:table-cell table:formula="of:=[.D1]/[.D2]" office:value-type="float" office:value="1.04178310899001" calcext:value-type="float">
            <text:p>1.04178310899001</text:p>
          </table:table-cell>
          <table:table-cell table:formula="of:=[.E1]/[.E2]" office:value-type="float" office:value="0.690314055436321" calcext:value-type="float">
            <text:p>0.690314055436321</text:p>
          </table:table-cell>
          <table:table-cell table:formula="of:=[.F1]/[.F2]" office:value-type="float" office:value="0.635112575507963" calcext:value-type="float">
            <text:p>0.635112575507963</text:p>
          </table:table-cell>
          <table:table-cell table:formula="of:=[.G1]/[.G2]" office:value-type="float" office:value="0.631270899920557" calcext:value-type="float">
            <text:p>0.631270899920557</text:p>
          </table:table-cell>
          <table:table-cell table:formula="of:=[.H1]/[.H2]" office:value-type="float" office:value="0.364040654914378" calcext:value-type="float">
            <text:p>0.364040654914378</text:p>
          </table:table-cell>
          <table:table-cell table:formula="of:=[.I1]/[.I2]" office:value-type="float" office:value="0.89260692574483" calcext:value-type="float">
            <text:p>0.89260692574483</text:p>
          </table:table-cell>
          <table:table-cell table:formula="of:=[.J1]/[.J2]" office:value-type="float" office:value="0.908673921880197" calcext:value-type="float">
            <text:p>0.908673921880197</text:p>
          </table:table-cell>
          <table:table-cell table:formula="of:=[.K1]/[.K2]" office:value-type="float" office:value="0.817934416914634" calcext:value-type="float">
            <text:p>0.817934416914634</text:p>
          </table:table-cell>
          <table:table-cell table:formula="of:=[.L1]/[.L2]" office:value-type="float" office:value="0.606425005727933" calcext:value-type="float">
            <text:p>0.606425005727933</text:p>
          </table:table-cell>
          <table:table-cell table:formula="of:=[.M1]/[.M2]" office:value-type="float" office:value="0.553131938580855" calcext:value-type="float">
            <text:p>0.553131938580855</text:p>
          </table:table-cell>
          <table:table-cell table:formula="of:=[.N1]/[.N2]" office:value-type="float" office:value="0.981192269169418" calcext:value-type="float">
            <text:p>0.981192269169418</text:p>
          </table:table-cell>
          <table:table-cell table:formula="of:=[.O1]/[.O2]" office:value-type="float" office:value="0.710183816147345" calcext:value-type="float">
            <text:p>0.710183816147345</text:p>
          </table:table-cell>
          <table:table-cell table:formula="of:=[.P1]/[.P2]" office:value-type="float" office:value="0.653912745082747" calcext:value-type="float">
            <text:p>0.653912745082747</text:p>
          </table:table-cell>
          <table:table-cell table:formula="of:=[.Q1]/[.Q2]" office:value-type="float" office:value="0.487032244313857" calcext:value-type="float">
            <text:p>0.487032244313857</text:p>
          </table:table-cell>
          <table:table-cell table:formula="of:=[.R1]/[.R2]" office:value-type="float" office:value="0.874439420588804" calcext:value-type="float">
            <text:p>0.874439420588804</text:p>
          </table:table-cell>
          <table:table-cell table:formula="of:=[.S1]/[.S2]" office:value-type="float" office:value="0.638984637158445" calcext:value-type="float">
            <text:p>0.638984637158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4T21:55:24.737723220</dc:date>
    <meta:editing-duration>PT7M37S</meta:editing-duration>
    <meta:editing-cycles>1</meta:editing-cycles>
    <meta:document-statistic meta:table-count="2" meta:cell-count="94" meta:object-count="0"/>
    <meta:generator>LibreOffice/6.4.7.2$Linux_X86_64 LibreOffice_project/40$Build-2</meta:generator>
  </office:meta>
</office:document-meta>
</file>